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 fo:language="pt" fo:country="PT"/>
    </style:style>
    <style:style style:name="P2" style:parent-style-name="Normal" style:family="paragraph">
      <style:text-properties fo:font-style="italic" style:font-style-asian="italic" style:font-style-complex="italic" fo:language="pt" fo:country="PT"/>
    </style:style>
    <style:style style:name="P3" style:parent-style-name="Normal" style:family="paragraph">
      <style:text-properties fo:font-style="italic" style:font-style-asian="italic" style:font-style-complex="italic" fo:language="pt" fo:country="PT"/>
    </style:style>
    <style:style style:name="P4" style:parent-style-name="Normal" style:family="paragraph">
      <style:text-properties fo:language="pt" fo:country="PT"/>
    </style:style>
    <style:style style:name="P5" style:parent-style-name="Normal" style:family="paragraph">
      <style:text-properties fo:font-weight="bold" style:font-weight-asian="bold" style:font-weight-complex="bold" fo:font-style="italic" style:font-style-asian="italic" style:font-style-complex="italic" fo:language="pt" fo:country="PT"/>
    </style:style>
    <style:style style:name="P6" style:parent-style-name="Normal" style:family="paragraph">
      <style:text-properties fo:language="pt" fo:country="PT"/>
    </style:style>
    <style:style style:name="P7" style:parent-style-name="Normal" style:family="paragraph">
      <style:text-properties fo:language="pt" fo:country="PT"/>
    </style:style>
    <style:style style:name="P8" style:parent-style-name="Normal" style:family="paragraph">
      <style:text-properties fo:font-weight="bold" style:font-weight-asian="bold" style:font-weight-complex="bold" fo:font-style="italic" style:font-style-asian="italic" style:font-style-complex="italic" fo:language="pt" fo:country="PT"/>
    </style:style>
    <style:style style:name="T9" style:parent-style-name="Hyperlink" style:family="text">
      <style:text-properties fo:language="pt" fo:country="PT"/>
    </style:style>
    <style:style style:name="P10" style:parent-style-name="Normal" style:family="paragraph">
      <style:text-properties fo:font-weight="bold" style:font-weight-asian="bold" style:font-weight-complex="bold" fo:font-style="italic" style:font-style-asian="italic" style:font-style-complex="italic" fo:language="pt" fo:country="PT"/>
    </style:style>
    <style:style style:name="P11" style:parent-style-name="Normal" style:family="paragraph">
      <style:text-properties fo:language="pt" fo:country="PT"/>
    </style:style>
    <style:style style:name="P12" style:parent-style-name="Normal" style:family="paragraph">
      <style:text-properties fo:language="pt" fo:country="PT"/>
    </style:style>
    <style:style style:name="P13" style:parent-style-name="Normal" style:family="paragraph">
      <style:text-properties fo:font-weight="bold" style:font-weight-asian="bold" style:font-weight-complex="bold" fo:font-style="italic" style:font-style-asian="italic" style:font-style-complex="italic" fo:language="pt" fo:country="PT"/>
    </style:style>
    <style:style style:name="P14" style:parent-style-name="Normal" style:family="paragraph">
      <style:text-properties fo:language="pt" fo:country="PT"/>
    </style:style>
    <style:style style:name="P15" style:parent-style-name="Normal" style:family="paragraph">
      <style:text-properties fo:language="pt" fo:country="PT"/>
    </style:style>
  </office:automatic-styles>
  <office:body>
    <office:text text:use-soft-page-breaks="true">
      <text:p text:style-name="P1">Relatório</text:p>
      <text:p text:style-name="P2">Mariama Kamara<text:s/></text:p>
      <text:p text:style-name="P3">32242</text:p>
      <text:p text:style-name="P4"/>
      <text:p text:style-name="P5">Observação:</text:p>
      <text:p text:style-name="P6">Foquei me na criação das estruturas de Stacks e Queues, pois sentia-me com mais dificuldades nelas e queria-me desafiar, não só a aprender a implementar Stacks e Queues, mas como também<text:s/>implementá-las utilizando Linked list. Também trabalhei na junção dos nossos códigos, fazendo alguns acréscimos e modificações. Implementei a verificação dos IDs, e ajudei na implementação de Quick Sort na função de buscarTarefaPorID.<text:s/></text:p>
      <text:p text:style-name="P7">Propus a ideia de trabalhamos individualmente em secções diferentes, porque confundo-me rapidamente quando tenho muitas linhas de código, optando assim por trabalhar por blocos/partes.</text:p>
      <text:p text:style-name="P8">Link ao GitHub:</text:p>
      <text:p text:style-name="Normal"><text:a xlink:href="https://github.com/atumferoz/Projeto-Final_P1" office:target-frame-name="_top" xlink:show="replace"><text:span text:style-name="T9">atumferoz/Projeto-Final_P1 (github.com)</text:span></text:a></text:p>
      <text:p text:style-name="P10">Apoios Utilizados:</text:p>
      <text:p text:style-name="P11">Usei principalmente os exercícios do professor ao longo do semestre.</text:p>
      <text:p text:style-name="P12">Usei o Chatgpt, Bing Ai, Gemini e AI Debugger, para a explicação de conceitos que estava a encontrar dificuldades em compreender, também os usei como debuggers e forma de pesquisa rápida.</text:p>
      <text:p text:style-name="Normal">Usei Reddit, Stack Overflow e GitHub.</text:p>
      <text:p text:style-name="Normal"/>
      <text:p text:style-name="P13">Autoavaliação: 14</text:p>
      <text:p text:style-name="P14">Procurei aprender a teoria e os conceitos antes de implementar o código no algoritmo. Procurei sempre as melhores formas de implementação e sempre testei o algoritmo por algumas falhas que possa existir por esquecimento ou por má implementação. Sinto que fiz um bom trabalho, mas podia ter submetido algo melhor se tivesse gerido melhor o meu tempo académico.</text:p>
      <text:p text:style-name="P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une Cecilia</meta:initial-creator>
    <dc:creator>June Cecilia</dc:creator>
    <meta:creation-date>2024-06-14T19:42:00Z</meta:creation-date>
    <dc:date>2024-06-16T21:50:00Z</dc:date>
    <meta:template xlink:href="Normal" xlink:type="simple"/>
    <meta:editing-cycles>5</meta:editing-cycles>
    <meta:editing-duration>PT78660S</meta:editing-duration>
    <meta:document-statistic meta:page-count="1" meta:paragraph-count="2" meta:word-count="218" meta:character-count="1461" meta:row-count="10" meta:non-whitespace-character-count="1245"/>
  </office:meta>
</office:document-meta>
</file>